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24.603cm" fo:margin-left="-0.191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2.748cm"/>
    </style:style>
    <style:style style:name="Table1.C" style:family="table-column">
      <style:table-column-properties style:column-width="6.249cm"/>
    </style:style>
    <style:style style:name="Table1.D" style:family="table-column">
      <style:table-column-properties style:column-width="6.251cm"/>
    </style:style>
    <style:style style:name="Table1.E" style:family="table-column">
      <style:table-column-properties style:column-width="5.861cm"/>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3" style:family="table-row">
      <style:table-row-properties style:min-row-height="2.96cm" fo:keep-together="auto"/>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E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E5"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C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C11" style:family="table-cell">
      <style:table-cell-properties fo:padding-left="0.191cm" fo:padding-right="0.191cm" fo:padding-top="0cm" fo:padding-bottom="0cm" fo:border="0.5pt solid #000000" style:writing-mode="lr-tb"/>
    </style:style>
    <style:style style:name="Table1.D11" style:family="table-cell">
      <style:table-cell-properties fo:padding-left="0.191cm" fo:padding-right="0.191cm" fo:padding-top="0cm" fo:padding-bottom="0cm" fo:border="0.5pt solid #000000" style:writing-mode="lr-tb"/>
    </style:style>
    <style:style style:name="Table1.A13" style:family="table-cell">
      <style:table-cell-properties fo:padding-left="0.191cm" fo:padding-right="0.191cm" fo:padding-top="0cm" fo:padding-bottom="0cm" fo:border="0.5pt solid #000000" style:writing-mode="lr-tb"/>
    </style:style>
    <style:style style:name="Table1.B13" style:family="table-cell">
      <style:table-cell-properties fo:padding-left="0.191cm" fo:padding-right="0.191cm" fo:padding-top="0cm" fo:padding-bottom="0cm" fo:border="0.5pt solid #000000" style:writing-mode="lr-tb"/>
    </style:style>
    <style:style style:name="Table1.C13" style:family="table-cell">
      <style:table-cell-properties fo:padding-left="0.191cm" fo:padding-right="0.191cm" fo:padding-top="0cm" fo:padding-bottom="0cm" fo:border="0.5pt solid #000000" style:writing-mode="lr-tb"/>
    </style:style>
    <style:style style:name="Table1.D13"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cm" fo:margin-bottom="0cm" style:contextual-spacing="false" fo:line-height="100%"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false" fo:line-height="100%" fo:text-align="center" style:justify-single-word="false" fo:orphans="2" fo:widows="2" fo:hyphenation-ladder-count="no-limit"/>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list-style-name="WWNum2"/>
    <style:style style:name="P6" style:family="paragraph" style:parent-style-name="Standard" style:list-style-name="WWNum2">
      <style:paragraph-properties fo:margin-top="0cm" fo:margin-bottom="0.282cm" style:contextual-spacing="false"/>
    </style:style>
    <style:style style:name="P7" style:family="paragraph" style:parent-style-name="Standard" style:list-style-name="WWNum2">
      <style:paragraph-properties fo:margin-top="0cm" fo:margin-bottom="0.282cm" style:contextual-spacing="false"/>
      <style:text-properties officeooo:rsid="000d4e7f" officeooo:paragraph-rsid="000d4e7f"/>
    </style:style>
    <style:style style:name="T1" style:family="text">
      <style:text-properties fo:font-size="11pt" fo:language="en" fo:country="GB" style:letter-kerning="false" style:font-name-asian="Calibri1" style:font-size-asian="11pt" style:language-asian="en" style:country-asian="US" style:font-name-complex="F" style:font-size-complex="11pt" style:language-complex="ar" style:country-complex="SA"/>
    </style:style>
    <style:style style:name="T2" style:family="text">
      <style:text-properties fo:font-size="11pt" fo:language="en" fo:country="GB" style:letter-kerning="false" style:font-name-asian="Calibri1" style:font-size-asian="11pt" style:language-asian="en" style:country-asian="US" style:font-name-complex="F" style:font-size-complex="11pt" style:language-complex="ar" style:country-complex="SA" fo:background-color="#ffff00"/>
    </style:style>
    <style:style style:name="T3" style:family="text">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T4" style:family="text">
      <style:text-properties fo:background-color="#ffff00"/>
    </style:style>
    <style:style style:name="T5" style:family="text">
      <style:text-properties fo:font-size="14pt" style:font-size-asian="14pt" style:font-size-complex="14pt"/>
    </style:style>
    <style:style style:name="T6" style:family="text">
      <style:text-properties fo:background-color="#ffff00" loext:char-shading-value="0" style:font-name-asian="Calibri1" style:font-name-complex="F"/>
    </style:style>
    <style:style style:name="T7" style:family="text">
      <style:text-properties fo:font-weight="bold" style:font-weight-asian="bold" style:font-weight-complex="bold"/>
    </style:style>
    <style:style style:name="T8" style:family="text">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sk 1b – The Desig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office:value-type="string">
            <text:p text:style-name="P1" loext:marker-style-name="T3"><text:span text:style-name="T1">Assessment Focus</text:span><text:span text:style-name="T3"/></text:p>
          </table:table-cell>
          <table:table-cell table:style-name="Table1.A1" office:value-type="string">
            <text:p text:style-name="P2" loext:marker-style-name="T3"><text:span text:style-name="T1">Band 0</text:span><text:span text:style-name="T3"/></text:p>
          </table:table-cell>
          <table:table-cell table:style-name="Table1.A1" office:value-type="string">
            <text:p text:style-name="P2" loext:marker-style-name="T3"><text:span text:style-name="T1">Band 1</text:span><text:span text:style-name="T3"/></text:p>
          </table:table-cell>
          <table:table-cell table:style-name="Table1.A1" office:value-type="string">
            <text:p text:style-name="P2" loext:marker-style-name="T3"><text:span text:style-name="T1">Band 2</text:span><text:span text:style-name="T3"/></text:p>
          </table:table-cell>
          <table:table-cell table:style-name="Table1.A1" office:value-type="string">
            <text:p text:style-name="P2" loext:marker-style-name="T3"><text:span text:style-name="T1">Band 3</text:span><text:span text:style-name="T3"/></text:p>
          </table:table-cell>
        </table:table-row>
        <table:table-row table:style-name="Table1.1">
          <table:covered-table-cell table:style-name="Table1.A1"/>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1">3-</text:span><text:span text:style-name="T2">4</text:span></text:p>
          </table:table-cell>
          <table:table-cell table:style-name="Table1.A1" office:value-type="string">
            <text:p text:style-name="P2" loext:marker-style-name="T3"><text:span text:style-name="T1">5-6</text:span><text:span text:style-name="T3"/></text:p>
          </table:table-cell>
        </table:table-row>
        <table:table-row table:style-name="Table1.3">
          <table:table-cell table:style-name="Table1.A3" office:value-type="string">
            <text:p text:style-name="P1" loext:marker-style-name="T3"><text:span text:style-name="T1">Effectiveness of the design interface</text:span><text:span text:style-name="T3"/></text:p>
          </table:table-cell>
          <table:table-cell table:style-name="Table1.B3" table:number-rows-spanned="7" office:value-type="string">
            <text:p text:style-name="P1" loext:marker-style-name="T3"><text:span text:style-name="T1">No rewardable</text:span><text:span text:style-name="T3"/></text:p>
            <text:p text:style-name="P1" loext:marker-style-name="T3"><text:span text:style-name="T1">Material</text:span><text:span text:style-name="T3"/></text:p>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1" loext:marker-style-name="T3"><text:span text:style-name="T1">No rewardable</text:span><text:span text:style-name="T3"/></text:p>
            <text:p text:style-name="P1" loext:marker-style-name="T3"><text:span text:style-name="T1">Material</text:span><text:span text:style-name="T3"/></text:p>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text:soft-page-break/></text:p>
            <text:p text:style-name="P3" loext:marker-style-name="T3"/>
            <text:p text:style-name="P3" loext:marker-style-name="T3"/>
            <text:p text:style-name="P1" loext:marker-style-name="T3"><text:span text:style-name="T1">No rewardable</text:span><text:span text:style-name="T3"/></text:p>
            <text:p text:style-name="P1" loext:marker-style-name="T3"><text:span text:style-name="T1">Material</text:span><text:span text:style-name="T3"/></text:p>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able:table-cell>
          <table:table-cell table:style-name="Table1.C3" office:value-type="string">
            <text:p text:style-name="P1" loext:marker-style-name="T3"><text:span text:style-name="T1">The proposed design interface is adequate as a result of reasonably effective use of:</text:span><text:span text:style-name="T3"/></text:p>
            <text:p text:style-name="P1" loext:marker-style-name="T3"><text:span text:style-name="T1">● layout and white space</text:span><text:span text:style-name="T3"/></text:p>
            <text:p text:style-name="P1" loext:marker-style-name="T3"><text:span text:style-name="T1">● visual hierarchies</text:span><text:span text:style-name="T3"/></text:p>
            <text:p text:style-name="P1" loext:marker-style-name="T3"><text:span text:style-name="T1">● common conventions.</text:span><text:span text:style-name="T3"/></text:p>
          </table:table-cell>
          <table:table-cell table:style-name="Table1.D3" office:value-type="string">
            <text:p text:style-name="P1" loext:marker-style-name="T4"><text:span text:style-name="T2">The proposed design interface is good as a result of the effective use of:</text:span><text:span text:style-name="T2"/></text:p>
            <text:p text:style-name="P1" loext:marker-style-name="T4"><text:span text:style-name="T2">● layout and white space</text:span><text:span text:style-name="T2"/></text:p>
            <text:p text:style-name="P1" loext:marker-style-name="T4"><text:span text:style-name="T2">● visual hierarchies</text:span><text:span text:style-name="T2"/></text:p>
            <text:p text:style-name="P1" loext:marker-style-name="T3"><text:span text:style-name="T2">● common conventions</text:span><text:span text:style-name="T8"/></text:p>
          </table:table-cell>
          <table:table-cell table:style-name="Table1.E3" office:value-type="string">
            <text:p text:style-name="P1" loext:marker-style-name="T3"><text:span text:style-name="T1">The proposed design interface is excellent as a result of the sophisticated and highly effective use of:</text:span><text:span text:style-name="T3"/></text:p>
            <text:p text:style-name="P1" loext:marker-style-name="T3"><text:span text:style-name="T1">● layout and white space</text:span><text:span text:style-name="T3"/></text:p>
            <text:p text:style-name="P1" loext:marker-style-name="T3"><text:span text:style-name="T1">● visual hierarchies</text:span><text:span text:style-name="T3"/></text:p>
            <text:p text:style-name="P1" loext:marker-style-name="T3"><text:span text:style-name="T1">● common conventions</text:span><text:span text:style-name="T3"/></text:p>
          </table:table-cell>
        </table:table-row>
        <table:table-row table:style-name="Table1.1">
          <table:table-cell table:style-name="Table1.A1" office:value-type="string">
            <text:p text:style-name="P3" loext:marker-style-name="T3"/>
          </table:table-cell>
          <table:covered-table-cell table:style-name="Table1.A1"/>
          <table:table-cell table:style-name="Table1.A1" office:value-type="string">
            <text:p text:style-name="P2" loext:marker-style-name="T3"><text:span text:style-name="T1">1</text:span><text:span text:style-name="T3"/></text:p>
          </table:table-cell>
          <table:table-cell table:style-name="Table1.A1" office:value-type="string">
            <text:p text:style-name="P2" loext:marker-style-name="T3"><text:span text:style-name="T1">2-3</text:span><text:span text:style-name="T3"/></text:p>
          </table:table-cell>
          <table:table-cell table:style-name="Table1.A1" office:value-type="string">
            <text:p text:style-name="P2" loext:marker-style-name="T3"><text:span text:style-name="T2">4</text:span><text:span text:style-name="T8"/></text:p>
          </table:table-cell>
        </table:table-row>
        <table:table-row table:style-name="Table1.1">
          <table:table-cell table:style-name="Table1.A5" office:value-type="string">
            <text:p text:style-name="P1" loext:marker-style-name="T3"><text:span text:style-name="T1">Decomposition of problem</text:span><text:span text:style-name="T3"/></text:p>
          </table:table-cell>
          <table:covered-table-cell table:style-name="Table1.B5"/>
          <table:table-cell table:style-name="Table1.C5" office:value-type="string">
            <text:p text:style-name="P1" loext:marker-style-name="T3"><text:span text:style-name="T1">Basic decomposition of the identified problems that superficially cover the required:</text:span><text:span text:style-name="T3"/></text:p>
            <text:p text:style-name="P1" loext:marker-style-name="T3"><text:span text:style-name="T1">• inputs</text:span><text:span text:style-name="T3"/></text:p>
            <text:p text:style-name="P1" loext:marker-style-name="T3"><text:span text:style-name="T1">• processes</text:span><text:span text:style-name="T3"/></text:p>
            <text:p text:style-name="P1" loext:marker-style-name="T3"><text:span text:style-name="T1">• outputs</text:span><text:span text:style-name="T3"/></text:p>
          </table:table-cell>
          <table:table-cell table:style-name="Table1.E3" office:value-type="string">
            <text:p text:style-name="P1" loext:marker-style-name="T3"><text:span text:style-name="T1">Good decomposition of the identified problems that sufficiently cover the required:</text:span><text:span text:style-name="T3"/></text:p>
            <text:p text:style-name="P1" loext:marker-style-name="T3"><text:span text:style-name="T1">• inputs</text:span><text:span text:style-name="T3"/></text:p>
            <text:p text:style-name="P1" loext:marker-style-name="T3"><text:span text:style-name="T1">• processes</text:span><text:span text:style-name="T3"/></text:p>
            <text:p text:style-name="P1" loext:marker-style-name="T3"><text:span text:style-name="T1">• outputs</text:span><text:span text:style-name="T3"/></text:p>
          </table:table-cell>
          <table:table-cell table:style-name="Table1.E5" office:value-type="string">
            <text:p text:style-name="P1" loext:marker-style-name="T4"><text:span text:style-name="T2">Highly effective decomposition of the identified problems that comprehensively cover the required:</text:span><text:span text:style-name="T2"/></text:p>
            <text:p text:style-name="P1" loext:marker-style-name="T4"><text:span text:style-name="T2">• inputs</text:span><text:span text:style-name="T2"/></text:p>
            <text:p text:style-name="P1" loext:marker-style-name="T4"><text:span text:style-name="T2">• processes</text:span><text:span text:style-name="T2"/></text:p>
            <text:p text:style-name="P1" loext:marker-style-name="T3"><text:span text:style-name="T2">• outputs</text:span><text:span text:style-name="T8"/></text:p>
          </table:table-cell>
        </table:table-row>
        <table:table-row table:style-name="Table1.1">
          <table:table-cell table:style-name="Table1.A1" office:value-type="string">
            <text:p text:style-name="P3" loext:marker-style-name="T3"/>
          </table:table-cell>
          <table:covered-table-cell table:style-name="Table1.A1"/>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1">3-4</text:span><text:span text:style-name="T3"/></text:p>
          </table:table-cell>
          <table:table-cell table:style-name="Table1.A1" office:value-type="string">
            <text:p text:style-name="P2" loext:marker-style-name="T3"><text:span text:style-name="T2">5</text:span><text:span text:style-name="T1">-6</text:span></text:p>
          </table:table-cell>
        </table:table-row>
        <table:table-row table:style-name="Table1.1">
          <table:table-cell table:style-name="Table1.A7" office:value-type="string">
            <text:p text:style-name="P1" loext:marker-style-name="T3"><text:span text:style-name="T1">Application of logical thinking and conventions</text:span><text:span text:style-name="T3"/></text:p>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text:soft-page-break/></text:p>
            <text:p text:style-name="P3" loext:marker-style-name="T3"/>
          </table:table-cell>
          <table:covered-table-cell table:style-name="Table1.B7"/>
          <table:table-cell table:style-name="Table1.C7" office:value-type="string">
            <text:p text:style-name="P1" loext:marker-style-name="T3"><text:span text:style-name="T1">Algorithms would produce some correct outcomes as a result of:</text:span><text:span text:style-name="T3"/></text:p>
            <text:p text:style-name="P1" loext:marker-style-name="T3"><text:span text:style-name="T1">• some precise logic</text:span><text:span text:style-name="T3"/></text:p>
            <text:p text:style-name="P1" loext:marker-style-name="T3"><text:span text:style-name="T1">• some appropriate structure and sequence which is likely to be inefficient.</text:span><text:span text:style-name="T3"/></text:p>
            <text:p text:style-name="P1" loext:marker-style-name="T3"><text:span text:style-name="T1">Some effective use of accepted conventions although </text:span><text:soft-page-break/><text:span text:style-name="T1">inconsistencies still exist.</text:span><text:span text:style-name="T3"/></text:p>
          </table:table-cell>
          <table:table-cell table:style-name="Table1.D7" office:value-type="string">
            <text:p text:style-name="P1" loext:marker-style-name="T3"><text:span text:style-name="T1">Algorithms would produce mostly correct outcomes as a result of:</text:span><text:span text:style-name="T3"/></text:p>
            <text:p text:style-name="P1" loext:marker-style-name="T3"><text:span text:style-name="T1">• mostly precise logic</text:span><text:span text:style-name="T3"/></text:p>
            <text:p text:style-name="P1" loext:marker-style-name="T3"><text:span text:style-name="T1">• appropriate structure and sequence but which may lack efficiency.</text:span><text:span text:style-name="T3"/></text:p>
            <text:p text:style-name="P1" loext:marker-style-name="T3"><text:span text:style-name="T1">Mostly effective use of accepted conventions though some </text:span><text:soft-page-break/><text:span text:style-name="T1">minor inconsistencies may still exist.</text:span><text:span text:style-name="T3"/></text:p>
          </table:table-cell>
          <table:table-cell table:style-name="Table1.E3" office:value-type="string">
            <text:p text:style-name="P1" loext:marker-style-name="T4"><text:span text:style-name="T2">Algorithms would produce consistently correct outcomes as a result of:</text:span><text:span text:style-name="T2"/></text:p>
            <text:p text:style-name="P1" loext:marker-style-name="T4"><text:span text:style-name="T2">• precise logic</text:span><text:span text:style-name="T2"/></text:p>
            <text:p text:style-name="P1" loext:marker-style-name="T4"><text:span text:style-name="T2">• efficient structure and sequence.</text:span><text:span text:style-name="T2"/></text:p>
            <text:p text:style-name="P1" loext:marker-style-name="T3"><text:span text:style-name="T2">Effective and consistent use of accepted conventions</text:span><text:span text:style-name="T8"/></text:p>
          </table:table-cell>
        </table:table-row>
        <table:table-row table:style-name="Table1.1">
          <table:table-cell table:style-name="Table1.A1" office:value-type="string">
            <text:p text:style-name="P3" loext:marker-style-name="T3"/>
          </table:table-cell>
          <table:covered-table-cell table:style-name="Table1.A1"/>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1">3-4</text:span><text:span text:style-name="T3"/></text:p>
          </table:table-cell>
          <table:table-cell table:style-name="Table1.A1" office:value-type="string">
            <text:p text:style-name="P2" loext:marker-style-name="T3"><text:span text:style-name="T2">5</text:span><text:span text:style-name="T1">-6</text:span></text:p>
          </table:table-cell>
        </table:table-row>
        <table:table-row table:style-name="Table1.1">
          <table:table-cell table:style-name="Table1.A9" office:value-type="string">
            <text:p text:style-name="P1" loext:marker-style-name="T3"><text:span text:style-name="T1">The design of the data requirements</text:span><text:span text:style-name="T3"/></text:p>
          </table:table-cell>
          <table:covered-table-cell table:style-name="Table1.B9"/>
          <table:table-cell table:style-name="Table1.C9" office:value-type="string">
            <text:p text:style-name="P1" loext:marker-style-name="T3"><text:span text:style-name="T1">Data requirements for the proposed solution are somewhat appropriate, including (as required):</text:span><text:span text:style-name="T3"/></text:p>
            <text:p text:style-name="P1" loext:marker-style-name="T3"><text:span text:style-name="T1">• variables</text:span><text:span text:style-name="T3"/></text:p>
            <text:p text:style-name="P1" loext:marker-style-name="T3"><text:span text:style-name="T1">• data structures</text:span><text:span text:style-name="T3"/></text:p>
            <text:p text:style-name="P1" loext:marker-style-name="T3"><text:span text:style-name="T1">• data types</text:span><text:span text:style-name="T3"/></text:p>
            <text:p text:style-name="P1" loext:marker-style-name="T3"><text:span text:style-name="T1">Naming conventions used are mostly appropriate but are inconsistent.</text:span><text:span text:style-name="T3"/></text:p>
            <text:p text:style-name="P1" loext:marker-style-name="T3"><text:span text:style-name="T1">Effective error handling procedures are identified for some inputs/processes that require them.</text:span><text:span text:style-name="T3"/></text:p>
          </table:table-cell>
          <table:table-cell table:style-name="Table1.D9" office:value-type="string">
            <text:p text:style-name="P1" loext:marker-style-name="T3"><text:span text:style-name="T1">Data requirements for the proposed solution are mostly appropriate, including (as required):</text:span><text:span text:style-name="T3"/></text:p>
            <text:p text:style-name="P1" loext:marker-style-name="T3"><text:span text:style-name="T1">• variables</text:span><text:span text:style-name="T3"/></text:p>
            <text:p text:style-name="P1" loext:marker-style-name="T3"><text:span text:style-name="T1">• data structures</text:span><text:span text:style-name="T3"/></text:p>
            <text:p text:style-name="P1" loext:marker-style-name="T3"><text:span text:style-name="T1">• data types</text:span><text:span text:style-name="T3"/></text:p>
            <text:p text:style-name="P1" loext:marker-style-name="T3"><text:span text:style-name="T1">Naming conventions used are mostly appropriate but are inconsistent.</text:span><text:span text:style-name="T3"/></text:p>
            <text:p text:style-name="P1" loext:marker-style-name="T3"><text:span text:style-name="T1">Effective error handling procedures are identified for most inputs/processes that require them.</text:span><text:span text:style-name="T3"/></text:p>
          </table:table-cell>
          <table:table-cell table:style-name="Table1.E3" office:value-type="string">
            <text:p text:style-name="P1" loext:marker-style-name="T4"><text:span text:style-name="T2">Data requirements for the proposed solution are fully appropriate, including (as required):</text:span><text:span text:style-name="T2"/></text:p>
            <text:p text:style-name="P1" loext:marker-style-name="T4"><text:span text:style-name="T2">• variables</text:span><text:span text:style-name="T2"/></text:p>
            <text:p text:style-name="P1" loext:marker-style-name="T4"><text:span text:style-name="T2">• data structures</text:span><text:span text:style-name="T2"/></text:p>
            <text:p text:style-name="P1" loext:marker-style-name="T4"><text:span text:style-name="T2">• data types</text:span><text:span text:style-name="T2"/></text:p>
            <text:p text:style-name="P1" loext:marker-style-name="T4"><text:span text:style-name="T2">Thoroughly appropriate and consistent naming conventions are used throughout.</text:span><text:span text:style-name="T2"/></text:p>
            <text:p text:style-name="P1" loext:marker-style-name="T3"><text:span text:style-name="T2">Thoroughly effective error handling procedures are identified for the inputs/processes that require them</text:span><text:span text:style-name="T8"/></text:p>
          </table:table-cell>
        </table:table-row>
        <table:table-row table:style-name="Table1.1">
          <table:table-cell table:style-name="Table1.A1" office:value-type="string">
            <text:p text:style-name="P4" loext:marker-style-name="T3"/>
          </table:table-cell>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1">3-</text:span><text:span text:style-name="T2">4</text:span></text:p>
          </table:table-cell>
          <table:table-cell table:style-name="Table1.A1" office:value-type="string">
            <text:p text:style-name="P2" loext:marker-style-name="T3"><text:span text:style-name="T1">5-6</text:span><text:span text:style-name="T3"/></text:p>
          </table:table-cell>
        </table:table-row>
        <table:table-row table:style-name="Table1.1">
          <table:table-cell table:style-name="Table1.A11" office:value-type="string">
            <text:p text:style-name="P1" loext:marker-style-name="T3"><text:span text:style-name="T1">Test strategy</text:span><text:span text:style-name="T3"/></text:p>
          </table:table-cell>
          <table:table-cell table:style-name="Table1.B11"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11" office:value-type="string">
            <text:p text:style-name="P1" loext:marker-style-name="T3"><text:span text:style-name="T1">The test strategy demonstrates a basic understanding of:</text:span><text:span text:style-name="T3"/></text:p>
            <text:p text:style-name="P1" loext:marker-style-name="T3"><text:span text:style-name="T1">• how components interrelate</text:span><text:span text:style-name="T3"/></text:p>
            <text:p text:style-name="P1" loext:marker-style-name="T3"><text:span text:style-name="T1">• the order in which components should be tested</text:span><text:span text:style-name="T3"/></text:p>
            <text:p text:style-name="P1" loext:marker-style-name="T3"><text:span text:style-name="T1">• the types of tests that are required.</text:span><text:span text:style-name="T3"/></text:p>
          </table:table-cell>
          <table:table-cell table:style-name="Table1.D11" office:value-type="string">
            <text:p text:style-name="P1" loext:marker-style-name="T4"><text:span text:style-name="T2">The test strategy demonstrates a good understanding of:</text:span><text:span text:style-name="T2"/></text:p>
            <text:p text:style-name="P1" loext:marker-style-name="T4"><text:span text:style-name="T2">• how components interrelate</text:span><text:span text:style-name="T2"/></text:p>
            <text:p text:style-name="P1" loext:marker-style-name="T4"><text:span text:style-name="T2">• the order in which components should be tested</text:span><text:span text:style-name="T2"/></text:p>
            <text:p text:style-name="P1" loext:marker-style-name="T3"><text:span text:style-name="T2">• the types of tests that are required</text:span><text:span text:style-name="T8"/></text:p>
          </table:table-cell>
          <table:table-cell table:style-name="Table1.E3" office:value-type="string">
            <text:p text:style-name="P1" loext:marker-style-name="T3"><text:span text:style-name="T1">The test strategy demonstrates a thorough and detailed understanding of:</text:span><text:span text:style-name="T3"/></text:p>
            <text:p text:style-name="P1" loext:marker-style-name="T3"><text:span text:style-name="T1">• how components interrelate</text:span><text:span text:style-name="T3"/></text:p>
            <text:p text:style-name="P1" loext:marker-style-name="T3"><text:span text:style-name="T1">• the order in which components should be tested</text:span><text:span text:style-name="T3"/></text:p>
            <text:p text:style-name="P1" loext:marker-style-name="T3"><text:span text:style-name="T1">• the types of tests that are required</text:span><text:span text:style-name="T3"/></text:p>
          </table:table-cell>
        </table:table-row>
        <text:soft-page-break/>
        <table:table-row table:style-name="Table1.1">
          <table:table-cell table:style-name="Table1.A1" office:value-type="string">
            <text:p text:style-name="P4" loext:marker-style-name="T3"/>
          </table:table-cell>
          <table:table-cell table:style-name="Table1.A1" office:value-type="string">
            <text:p text:style-name="P2" loext:marker-style-name="T3"><text:span text:style-name="T1">0</text:span><text:span text:style-name="T3"/></text:p>
          </table:table-cell>
          <table:table-cell table:style-name="Table1.A1" office:value-type="string">
            <text:p text:style-name="P2" loext:marker-style-name="T3"><text:span text:style-name="T1">1-2</text:span><text:span text:style-name="T3"/></text:p>
          </table:table-cell>
          <table:table-cell table:style-name="Table1.A1" office:value-type="string">
            <text:p text:style-name="P2" loext:marker-style-name="T3"><text:span text:style-name="T2">3</text:span><text:span text:style-name="T1">-4</text:span></text:p>
          </table:table-cell>
          <table:table-cell table:style-name="Table1.A1" office:value-type="string">
            <text:p text:style-name="P2" loext:marker-style-name="T3"><text:span text:style-name="T1">5-6</text:span><text:span text:style-name="T3"/></text:p>
          </table:table-cell>
        </table:table-row>
        <table:table-row table:style-name="Table1.1">
          <table:table-cell table:style-name="Table1.A13" office:value-type="string">
            <text:p text:style-name="P1" loext:marker-style-name="T3"><text:span text:style-name="T1">Quality of communication</text:span><text:span text:style-name="T3"/></text:p>
          </table:table-cell>
          <table:table-cell table:style-name="Table1.B13" office:value-type="string">
            <text:p text:style-name="P1" loext:marker-style-name="T3"><text:span text:style-name="T1">No rewardable</text:span><text:span text:style-name="T3"/></text:p>
            <text:p text:style-name="P1" loext:marker-style-name="T3"><text:span text:style-name="T1">material</text:span><text:span text:style-name="T3"/></text:p>
          </table:table-cell>
          <table:table-cell table:style-name="Table1.C13" office:value-type="string">
            <text:p text:style-name="P1" loext:marker-style-name="T3"><text:span text:style-name="T1">Some effective communication of the design as a result of:</text:span><text:span text:style-name="T3"/></text:p>
            <text:p text:style-name="P1" loext:marker-style-name="T3"><text:span text:style-name="T1">• some use of appropriate techniques, methods and formats</text:span><text:span text:style-name="T3"/></text:p>
            <text:p text:style-name="P1" loext:marker-style-name="T3"><text:span text:style-name="T1">• some use of technical language that is appropriate for the intended audience</text:span><text:span text:style-name="T3"/></text:p>
          </table:table-cell>
          <table:table-cell table:style-name="Table1.D13" office:value-type="string">
            <text:p text:style-name="P1" loext:marker-style-name="T4"><text:span text:style-name="T2">Mostly effective communication of the design as a result of:</text:span><text:span text:style-name="T2"/></text:p>
            <text:p text:style-name="P1" loext:marker-style-name="T4"><text:span text:style-name="T2">• the use of mostly appropriate techniques, methods and formats</text:span><text:span text:style-name="T2"/></text:p>
            <text:p text:style-name="P1" loext:marker-style-name="T3"><text:span text:style-name="T2">• the use of technical language that is mostly appropriate for the intended audience</text:span><text:span text:style-name="T8"/></text:p>
          </table:table-cell>
          <table:table-cell table:style-name="Table1.E3" office:value-type="string">
            <text:p text:style-name="P1" loext:marker-style-name="T3"><text:span text:style-name="T1">Communication of the design is consistently effective as a result of:</text:span><text:span text:style-name="T3"/></text:p>
            <text:p text:style-name="P1" loext:marker-style-name="T3"><text:span text:style-name="T1">• the use of consistently appropriate techniques, methods and formats</text:span><text:span text:style-name="T3"/></text:p>
            <text:p text:style-name="P1" loext:marker-style-name="T3"><text:span text:style-name="T1">• the use of technical language that is consistently appropriate for the intended audience</text:span><text:span text:style-name="T3"/></text:p>
          </table:table-cell>
        </table:table-row>
      </table:table>
      <text:p text:style-name="Standard" loext:marker-style-name="T5"><text:span text:style-name="T5">Marks 25/34</text:span><text:bookmark text:name="_GoBack"/><text:span text:style-name="T5"/></text:p>
      <text:p text:style-name="Standard">Feedback:</text:p>
      <text:p text:style-name="Standard">Interface designs are clear and effective showing use of common design conventions. <text:span text:style-name="T6">Consider including a brief description of each web page with explanation of design decisions</text:span> e.g. why use that layout, fonts and colour schemes.</text:p>
      <text:p text:style-name="Standard">Very effective sitemap showing detailed decomposition of the requirements. Consider including <text:span text:style-name="T6">more detail of the modules/pages</text:span> such as any <text:span text:style-name="T6">calculations</text:span> e.g. ticket total</text:p>
      <text:p text:style-name="Standard">Flowcharts for login, register and ticket booking are all clearly labelled showing the logic of how the processes flow, with validation included. Zoo ticket booking includes the processing (calculation) of the total. Consider including a <text:span text:style-name="T6">brief description of each flowchart</text:span> for non-technical users.</text:p>
      <text:p text:style-name="Standard">A comprehensive data requirements design which includes variable names, data type, field size, data format, example and reasons for the data.</text:p>
      <text:p text:style-name="Standard">Test strategy shows a thorough and detailed understanding of how and when modules are developed, tested and linked, showing an Agile development strategy. Comprehensive testing of the main functions and of the system as a whole. Consider including a <text:span text:style-name="T6">brief description of the types of tests</text:span>.</text:p>
      <text:p text:style-name="Standard"><text:soft-page-break/>Good quality of communication that any third party can understand and use to develop the proposed the solution as describes. Consider including <text:span text:style-name="T6">descriptions for your designs</text:span>.</text:p>
      <text:p text:style-name="Standard"/>
      <text:p text:style-name="Standard" loext:marker-style-name="T7"><text:span text:style-name="T7">To do next time:</text:span><text:span text:style-name="T7"/></text:p>
      <text:list text:style-name="WWNum2">
        <text:list-item>
          <text:p text:style-name="P5">Better sitemap (like Evan’s)</text:p>
        </text:list-item>
        <text:list-item>
          <text:p text:style-name="P5">Brief description of each design – with explanation of design decisions</text:p>
        </text:list-item>
        <text:list-item>
          <text:p text:style-name="P5">More detail on pages (e.g., displaying total cost for booking hotel and tickets)</text:p>
        </text:list-item>
        <text:list-item>
          <text:p text:style-name="P5">Brief description of each flowchart</text:p>
        </text:list-item>
        <text:list-item>
          <text:p text:style-name="P6">Brief description of the types of tests (what they mean)</text:p>
        </text:list-item>
        <text:list-item>
          <text:p text:style-name="P7">More detail on what will be tested (calculations, back-end valid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1.249cm" fo:margin-bottom="2.54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Sophie 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08:32:00</meta:creation-date>
    <meta:initial-creator>Lilian Rundu</meta:initial-creator>
    <dc:language>en-GB</dc:language>
    <dc:date>2026-02-04T10:00:25.414590808</dc:date>
    <meta:editing-cycles>18</meta:editing-cycles>
    <meta:editing-duration>PT5H36M10S</meta:editing-duration>
    <meta:generator>LibreOffice/24.2.7.2$Linux_X86_64 LibreOffice_project/420$Build-2</meta:generator>
    <meta:document-statistic meta:table-count="1" meta:image-count="0" meta:object-count="0" meta:page-count="4" meta:paragraph-count="135" meta:word-count="880" meta:character-count="5618" meta:non-whitespace-character-count="4877"/>
    <meta:user-defined meta:name="AppVersion">15.0000</meta:user-defined>
    <meta:user-defined meta:name="Company">Newcastle and Stafford Colleges Group</meta:user-defined>
    <meta:user-defined meta:name="ContentTypeId">0x010100EC7ED2D30338CE4CA3E7E19C79C4398C</meta:user-defined>
    <meta:template xlink:type="simple" xlink:actuate="onRequest" xlink:title="Normal" xlink:href=""/>
  </office:meta>
</office:document-meta>
</file>